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5.47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7" table:default-cell-style-name="ce1"/>
        <table:table-row table:style-name="ro1">
          <table:table-cell table:style-name="ce3" office:value-type="string" calcext:value-type="string">
            <text:p>Potek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klopitev med nihajnimi krogi C0=0. Signalni generator je nastavljen na sinusni izhod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reminjamo frekvenco in opazujemo amplitudo napetost na prvem krogu U1 (CH1)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vprecje:</text:p>
          </table:table-cell>
          <table:table-cell office:value-type="string" calcext:value-type="string">
            <text:p>4 vzorci</text:p>
          </table:table-cell>
          <table:table-cell table:style-name="Default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frek [kHz]</text:p>
          </table:table-cell>
          <table:table-cell table:style-name="ce2" office:value-type="string" calcext:value-type="string">
            <text:p>dfrek [kHz]</text:p>
          </table:table-cell>
          <table:table-cell table:style-name="ce2" office:value-type="string" calcext:value-type="string">
            <text:p>Pk-Pk U1 [mV]</text:p>
          </table:table-cell>
          <table:table-cell table:style-name="ce2" office:value-type="string" calcext:value-type="string">
            <text:p>d(pk-pk U1)[mV]</text:p>
          </table:table-cell>
          <table:table-cell table:style-name="ce2" office:value-type="string" calcext:value-type="string">
            <text:p>rms U1 [mV]</text:p>
          </table:table-cell>
          <table:table-cell table:style-name="ce2" office:value-type="string" calcext:value-type="string">
            <text:p>drms U1 [mV]</text:p>
          </table:table-cell>
          <table:table-cell table:style-name="ce2" office:value-type="string" calcext:value-type="string">
            <text:p>komentarji</text:p>
          </table:table-cell>
          <table:table-cell table:style-name="ce2" table:number-columns-repeated="2"/>
          <table:table-cell table:number-columns-repeated="55"/>
        </table:table-row>
        <table:table-row table:style-name="ro1"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zelo nestabilna meritev</text:p>
          </table:table-cell>
          <table:table-cell table:style-name="ce2" table:number-columns-repeated="2"/>
          <table:table-cell table:number-columns-repeated="55"/>
        </table:table-row>
        <table:table-row table:style-name="ro1"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7.8" calcext:value-type="float">
            <text:p>7.8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table:style-name="ce2" office:value-type="float" office:value="3.08" calcext:value-type="float">
            <text:p>3.0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style-name="ce2" office:value-type="float" office:value="3.56" calcext:value-type="float">
            <text:p>3.56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3.2" calcext:value-type="float">
            <text:p>13.2</text:p>
          </table:table-cell>
          <table:table-cell office:value-type="float" office:value="0.1" calcext:value-type="float">
            <text:p>0.1</text:p>
          </table:table-cell>
          <table:table-cell table:style-name="ce2" office:value-type="float" office:value="4.31" calcext:value-type="float">
            <text:p>4.3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5.4" calcext:value-type="float">
            <text:p>15.4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4.88" calcext:value-type="float">
            <text:p>4.8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7.5" calcext:value-type="float">
            <text:p>17.5</text:p>
          </table:table-cell>
          <table:table-cell office:value-type="float" office:value="0.4" calcext:value-type="float">
            <text:p>0.4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25.4" calcext:value-type="float">
            <text:p>25.4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9.4" calcext:value-type="float">
            <text:p>19.4</text:p>
          </table:table-cell>
          <table:table-cell office:value-type="float" office:value="0.4" calcext:value-type="float">
            <text:p>0.4</text:p>
          </table:table-cell>
          <table:table-cell table:style-name="ce2" office:value-type="float" office:value="6.32" calcext:value-type="float">
            <text:p>6.3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28.5" calcext:value-type="float">
            <text:p>28.5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2.9" calcext:value-type="float">
            <text:p>22.9</text:p>
          </table:table-cell>
          <table:table-cell office:value-type="float" office:value="0.4" calcext:value-type="float">
            <text:p>0.4</text:p>
          </table:table-cell>
          <table:table-cell table:style-name="ce2" office:value-type="float" office:value="7.39" calcext:value-type="float">
            <text:p>7.39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0.4" calcext:value-type="float">
            <text:p>0.4</text:p>
          </table:table-cell>
          <table:table-cell table:style-name="ce2" office:value-type="float" office:value="8.35" calcext:value-type="float">
            <text:p>8.3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33.7" calcext:value-type="float">
            <text:p>33.7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31.5" calcext:value-type="float">
            <text:p>31.5</text:p>
          </table:table-cell>
          <table:table-cell office:value-type="float" office:value="0.4" calcext:value-type="float">
            <text:p>0.4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34.16" calcext:value-type="float">
            <text:p>34.16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32.5" calcext:value-type="float">
            <text:p>32.5</text:p>
          </table:table-cell>
          <table:table-cell office:value-type="float" office:value="0.4" calcext:value-type="float">
            <text:p>0.4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36.3" calcext:value-type="float">
            <text:p>36.3</text:p>
          </table:table-cell>
          <table:table-cell office:value-type="float" office:value="0.4" calcext:value-type="float">
            <text:p>0.4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40.5" calcext:value-type="float">
            <text:p>40.5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43.4" calcext:value-type="float">
            <text:p>43.4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47.6" calcext:value-type="float">
            <text:p>47.6</text:p>
          </table:table-cell>
          <table:table-cell office:value-type="float" office:value="0.4" calcext:value-type="float">
            <text:p>0.4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45.3" calcext:value-type="float">
            <text:p>45.3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53" calcext:value-type="float">
            <text:p>53</text:p>
          </table:table-cell>
          <table:table-cell office:value-type="float" office:value="0.4" calcext:value-type="float">
            <text:p>0.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48.6" calcext:value-type="float">
            <text:p>48.6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0.4" calcext:value-type="float">
            <text:p>0.4</text:p>
          </table:table-cell>
          <table:table-cell table:style-name="ce2" office:value-type="float" office:value="22.3" calcext:value-type="float">
            <text:p>22.3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50.8" calcext:value-type="float">
            <text:p>50.8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75.6" calcext:value-type="float">
            <text:p>75.6</text:p>
          </table:table-cell>
          <table:table-cell office:value-type="float" office:value="0.4" calcext:value-type="float">
            <text:p>0.4</text:p>
          </table:table-cell>
          <table:table-cell table:style-name="ce2" office:value-type="float" office:value="26.1" calcext:value-type="float">
            <text:p>26.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53.8" calcext:value-type="float">
            <text:p>53.8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96" calcext:value-type="float">
            <text:p>96</text:p>
          </table:table-cell>
          <table:table-cell office:value-type="float" office:value="0.4" calcext:value-type="float">
            <text:p>0.4</text:p>
          </table:table-cell>
          <table:table-cell table:style-name="ce2" office:value-type="float" office:value="33.3" calcext:value-type="float">
            <text:p>33.3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55.6" calcext:value-type="float">
            <text:p>55.6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9.5" calcext:value-type="float">
            <text:p>39.5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58.9" calcext:value-type="float">
            <text:p>58.9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6.8" calcext:value-type="float">
            <text:p>56.8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78.8" calcext:value-type="float">
            <text:p>78.8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63.6" calcext:value-type="float">
            <text:p>63.6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432" calcext:value-type="float">
            <text:p>43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64.7" calcext:value-type="float">
            <text:p>64.7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65.1" calcext:value-type="float">
            <text:p>65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760" calcext:value-type="float">
            <text:p>76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65.4" calcext:value-type="float">
            <text:p>65.4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816" calcext:value-type="float">
            <text:p>816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66.1" calcext:value-type="float">
            <text:p>66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020" calcext:value-type="float">
            <text:p>102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vrh</text:p>
          </table:table-cell>
          <table:table-cell table:style-name="ce2" table:number-columns-repeated="2"/>
          <table:table-cell table:number-columns-repeated="55"/>
        </table:table-row>
        <table:table-row table:style-name="ro1">
          <table:table-cell table:style-name="ce2" office:value-type="float" office:value="66.6" calcext:value-type="float">
            <text:p>66.6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904" calcext:value-type="float">
            <text:p>90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67.2" calcext:value-type="float">
            <text:p>67.2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680" calcext:value-type="float">
            <text:p>68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68.1" calcext:value-type="float">
            <text:p>68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630" calcext:value-type="float">
            <text:p>63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69.3" calcext:value-type="float">
            <text:p>69.3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70.4" calcext:value-type="float">
            <text:p>70.4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73.5" calcext:value-type="float">
            <text:p>73.5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77.4" calcext:value-type="float">
            <text:p>77.4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78.1" calcext:value-type="float">
            <text:p>78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.2" calcext:value-type="float">
            <text:p>40.2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82.9" calcext:value-type="float">
            <text:p>82.9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3.6" calcext:value-type="float">
            <text:p>33.6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84.8" calcext:value-type="float">
            <text:p>84.8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88.5" calcext:value-type="float">
            <text:p>88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0.4" calcext:value-type="float">
            <text:p>30.4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87.5" calcext:value-type="float">
            <text:p>87.5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78.4" calcext:value-type="float">
            <text:p>78.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6.8" calcext:value-type="float">
            <text:p>26.8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89.5" calcext:value-type="float">
            <text:p>89.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72.5" calcext:value-type="float">
            <text:p>72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4.9" calcext:value-type="float">
            <text:p>24.9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92.5" calcext:value-type="float">
            <text:p>92.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65.6" calcext:value-type="float">
            <text:p>65.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62.2" calcext:value-type="float">
            <text:p>62.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table:style-name="ce2" office:value-type="float" office:value="96.7" calcext:value-type="float">
            <text:p>96.7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3"/>
          <table:table-cell table:number-columns-repeated="55"/>
        </table:table-row>
        <table:table-row table:style-name="ro1" table:number-rows-repeated="14">
          <table:table-cell table:style-name="ce2" table:number-columns-repeated="9"/>
          <table:table-cell table:number-columns-repeated="55"/>
        </table:table-row>
        <table:table-row table:style-name="ro1" table:number-rows-repeated="104851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sl" number:country="SI">SIT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sl" number:country="SI">SIT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sl" number:country="SI">SIT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sl" number:country="SI">SIT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sl" number:country="SI">SIT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sl" number:country="SI">SIT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sl" number:country="SI">SIT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SIT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sl" number:country="SI">SIT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sl" number:country="SI">SIT</number:currency-symbol>
      <style:map style:condition="value()&gt;=0" style:apply-style-name="N12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 style:data-style-name="N2" text:time-value="14:24:35.793515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01-01T14:30:12.960613818</meta:creation-date>
    <meta:generator>LibreOffice/6.3.5.2$Linux_X86_64 LibreOffice_project/30$Build-2</meta:generator>
    <meta:editing-cycles>0</meta:editing-cycles>
    <meta:editing-duration>P0D</meta:editing-duration>
    <meta:document-statistic meta:table-count="1" meta:cell-count="272" meta:object-count="0"/>
  </office:meta>
</office:document-meta>
</file>